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1610" officeooo:paragraph-rsid="0013aa4c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0d862" officeooo:paragraph-rsid="0010d86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552fe" officeooo:paragraph-rsid="001552fe" style:language-asian="zxx" style:country-asian="none" style:language-complex="zxx" style:country-complex="none"/>
    </style:style>
    <style:style style:name="P5" style:family="paragraph" style:parent-style-name="Standard">
      <style:text-properties officeooo:rsid="0015db8e" officeooo:paragraph-rsid="0015db8e"/>
    </style:style>
    <style:style style:name="P6" style:family="paragraph" style:parent-style-name="Standard" style:list-style-name="L1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0d1610" officeooo:paragraph-rsid="0011ec99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0d1610" officeooo:paragraph-rsid="0013aa4c" style:language-asian="zxx" style:country-asian="none" style:language-complex="zxx" style:country-complex="none"/>
    </style:style>
    <style:style style:name="P9" style:family="paragraph" style:parent-style-name="Standard" style:list-style-name="L5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10" style:family="paragraph" style:parent-style-name="Standard" style:list-style-name="L6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fo:language="zxx" fo:country="none" officeooo:rsid="001552fe" officeooo:paragraph-rsid="001552fe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fo:language="zxx" fo:country="none" officeooo:rsid="00178825" officeooo:paragraph-rsid="00178825" style:language-asian="zxx" style:country-asian="none" style:language-complex="zxx" style:country-complex="none"/>
    </style:style>
    <style:style style:name="P13" style:family="paragraph" style:parent-style-name="Standard" style:list-style-name="L3">
      <style:text-properties fo:language="zxx" fo:country="none" officeooo:rsid="0017b810" officeooo:paragraph-rsid="0017b810" style:language-asian="zxx" style:country-asian="none" style:language-complex="zxx" style:country-complex="none"/>
    </style:style>
    <style:style style:name="P14" style:family="paragraph" style:parent-style-name="Standard" style:list-style-name="L5">
      <style:text-properties fo:language="zxx" fo:country="none" officeooo:rsid="000ece30" officeooo:paragraph-rsid="000ece30" style:language-asian="zxx" style:country-asian="none" style:language-complex="zxx" style:country-complex="none"/>
    </style:style>
    <style:style style:name="P15" style:family="paragraph" style:parent-style-name="Standard" style:list-style-name="L4">
      <style:text-properties officeooo:paragraph-rsid="0010d862"/>
    </style:style>
    <style:style style:name="P16" style:family="paragraph" style:parent-style-name="Standard" style:list-style-name="L5">
      <style:text-properties fo:font-variant="normal" fo:text-transform="none" fo:color="#202122" style:font-name="sans-serif" fo:font-size="10.5pt" fo:letter-spacing="normal" fo:language="zxx" fo:country="none" fo:font-style="normal" fo:font-weight="normal" officeooo:rsid="000ece30" officeooo:paragraph-rsid="000ece30" style:language-asian="zxx" style:country-asian="none" style:language-complex="zxx" style:country-complex="none"/>
    </style:style>
    <style:style style:name="P17" style:family="paragraph" style:parent-style-name="Standard" style:list-style-name="L5">
      <style:text-properties fo:font-variant="normal" fo:text-transform="none" fo:color="#202122" style:font-name="sans-serif" fo:font-size="10.5pt" fo:letter-spacing="normal" fo:language="zxx" fo:country="none" fo:font-style="normal" fo:font-weight="normal" officeooo:rsid="000d1610" officeooo:paragraph-rsid="000d1610" style:language-asian="zxx" style:country-asian="none" style:language-complex="zxx" style:country-complex="none"/>
    </style:style>
    <style:style style:name="T1" style:family="text">
      <style:text-properties officeooo:rsid="000ece30"/>
    </style:style>
    <style:style style:name="T2" style:family="text">
      <style:text-properties officeooo:rsid="000ed744"/>
    </style:style>
    <style:style style:name="T3" style:family="text">
      <style:text-properties officeooo:rsid="0010d862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10d862" style:language-asian="zxx" style:country-asian="none" style:language-complex="zxx" style:country-complex="none"/>
    </style:style>
    <style:style style:name="T6" style:family="text">
      <style:text-properties fo:language="zxx" fo:country="none" officeooo:rsid="0011ec99" style:language-asian="zxx" style:country-asian="none" style:language-complex="zxx" style:country-complex="none"/>
    </style:style>
    <style:style style:name="T7" style:family="text">
      <style:text-properties fo:language="zxx" fo:country="none" officeooo:rsid="001552fe" style:language-asian="zxx" style:country-asian="none" style:language-complex="zxx" style:country-complex="none"/>
    </style:style>
    <style:style style:name="T8" style:family="text">
      <style:text-properties officeooo:rsid="0011ec99"/>
    </style:style>
    <style:style style:name="T9" style:family="text">
      <style:text-properties officeooo:rsid="0013aa4c"/>
    </style:style>
    <style:style style:name="T10" style:family="text">
      <style:text-properties officeooo:rsid="001825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2 JIT compiler port from i386/32bit to amd64/64bit code</text:p>
      <text:p text:style-name="P1"/>
      <text:p text:style-name="P1"><text:span text:style-name="T2">PCSX2 has 6 r</text:span>ecompilers:</text:p>
      <text:list xml:id="list2505775504" text:style-name="L1">
        <text:list-item>
          <text:p text:style-name="P6">Micro VU0 <text:tab/>: <text:span text:style-name="T8">Vector Unit 0</text:span></text:p>
        </text:list-item>
        <text:list-item>
          <text:p text:style-name="P6">Micro VU1 <text:tab/>: <text:span text:style-name="T8">Vector Unit 1</text:span></text:p>
        </text:list-item>
        <text:list-item>
          <text:p text:style-name="P7">R5900-32<text:tab/>: <text:span text:style-name="T3">EE RISC processor ("Emotion Engine")</text:span></text:p>
        </text:list-item>
        <text:list-item>
          <text:p text:style-name="P6">R3000A <text:tab/>: <text:span text:style-name="T9">I/O processor</text:span></text:p>
        </text:list-item>
        <text:list-item>
          <text:p text:style-name="P6">VIF0 Unpack <text:s/>: Vector Unit Interface <text:span text:style-name="T9">0</text:span></text:p>
        </text:list-item>
        <text:list-item>
          <text:p text:style-name="P8">VIF1 Unpack <text:s/>: Vector Unit Interface <text:span text:style-name="T9">1</text:span></text:p>
        </text:list-item>
      </text:list>
      <text:p text:style-name="P2"/>
      <text:p text:style-name="P4">Terms/abbreviations:</text:p>
      <text:list xml:id="list3605410986" text:style-name="L2">
        <text:list-item>
          <text:p text:style-name="P11">GS<text:tab/><text:tab/>Graphics Synthesizer</text:p>
        </text:list-item>
        <text:list-item>
          <text:p text:style-name="P12">SIMD<text:tab/><text:tab/>Single instruction, multiple data</text:p>
        </text:list-item>
      </text:list>
      <text:p text:style-name="P4"/>
      <text:p text:style-name="P5"><text:span text:style-name="T7">N</text:span><text:span text:style-name="T4">otes: </text:span></text:p>
      <text:list xml:id="list755596736" text:style-name="L3">
        <text:list-item>
          <text:p text:style-name="P13">VC0 and VC1 recomilers are disabled in amd64 version, <text:span text:style-name="T10">chack DISABLE_SVU</text:span></text:p>
        </text:list-item>
      </text:list>
      <text:p text:style-name="P1"/>
      <text:p text:style-name="P3">Central files:</text:p>
      <text:list xml:id="list264467843" text:style-name="L4">
        <text:list-item>
          <text:p text:style-name="P15"><text:span text:style-name="T5">pcsx2/pcsx2/R5900.cpp: EE emulat</text:span><text:span text:style-name="T6">ion</text:span></text:p>
        </text:list-item>
      </text:list>
      <text:p text:style-name="P1"/>
      <text:p text:style-name="P1">Existing instruction sets on i386:</text:p>
      <text:p text:style-name="P1"/>
      <text:list xml:id="list151920251" text:style-name="L5">
        <text:list-item>
          <text:p text:style-name="P9">MMX: a single instruction, multiple data (SIMD) instruction set </text:p>
          <text:list>
            <text:list-item>
              <text:p text:style-name="P9">57 instructions</text:p>
            </text:list-item>
            <text:list-item>
              <text:p text:style-name="P9"><text:span text:style-name="T1">64-bit wide </text:span>register <text:span text:style-name="T1">file (</text:span>MM0-MM7<text:span text:style-name="T1">)</text:span></text:p>
            </text:list-item>
            <text:list-item>
              <text:p text:style-name="P14">only integer operations</text:p>
            </text:list-item>
            <text:list-item>
              <text:p text:style-name="P16">not able to mix integer-SIMD ops with any floating-point ops</text:p>
            </text:list-item>
          </text:list>
        </text:list-item>
        <text:list-item>
          <text:p text:style-name="P9">SSE1: Streaming SIMD Extension 1</text:p>
          <text:list>
            <text:list-item>
              <text:p text:style-name="P17">128-bit wide register file (XMM0–XMM7) </text:p>
            </text:list-item>
          </text:list>
        </text:list-item>
        <text:list-item>
          <text:p text:style-name="P9">SSE2: Streaming SIMD Extensions 2</text:p>
        </text:list-item>
        <text:list-item>
          <text:p text:style-name="P9">SSSE3: Supplemental Streaming SIMD Extensions 3</text:p>
        </text:list-item>
        <text:list-item>
          <text:p text:style-name="P9">SSE4: Streaming SIMD Extensions 2</text:p>
        </text:list-item>
      </text:list>
      <text:p text:style-name="P1"/>
      <text:p text:style-name="P1">Questions to resolve:</text:p>
      <text:list xml:id="list2166919849" text:style-name="L6">
        <text:list-item>
          <text:p text:style-name="P10">Which instructions have to be ported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9:32:02.717289988</meta:creation-date>
    <dc:date>2020-05-30T13:27:35.757306685</dc:date>
    <meta:editing-duration>PT56M3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67" meta:character-count="983" meta:non-whitespace-character-count="856"/>
  </office:meta>
</office:document-meta>
</file>